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32pt" officeooo:rsid="0013d04d" officeooo:paragraph-rsid="0013d04d"/>
    </style:style>
    <style:style style:name="P2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6pt" officeooo:rsid="0013d04d" officeooo:paragraph-rsid="0013d04d"/>
    </style:style>
    <style:style style:name="P3" style:family="paragraph" style:parent-style-name="Standard" style:list-style-name="L1">
      <style:paragraph-properties fo:margin-top="0in" fo:margin-bottom="0in" loext:contextual-spacing="false" fo:line-height="150%" fo:text-align="start" style:justify-single-word="false"/>
      <style:text-properties fo:font-size="16pt" officeooo:rsid="00159a56" officeooo:paragraph-rsid="00159a56"/>
    </style:style>
    <style:style style:name="P4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6pt" officeooo:rsid="00178736" officeooo:paragraph-rsid="00178736"/>
    </style:style>
    <style:style style:name="P5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size="16pt" officeooo:rsid="00193f1e" officeooo:paragraph-rsid="00193f1e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6pt" officeooo:rsid="001a78fd" officeooo:paragraph-rsid="00193f1e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6pt" officeooo:rsid="001adf43" officeooo:paragraph-rsid="001adf43"/>
    </style:style>
    <style:style style:name="P8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fo:font-size="16pt" officeooo:rsid="001adf43" officeooo:paragraph-rsid="001cb120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6pt" officeooo:rsid="001adf43" officeooo:paragraph-rsid="001cb120"/>
    </style:style>
    <style:style style:name="P10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officeooo:paragraph-rsid="0013d04d"/>
    </style:style>
    <style:style style:name="P11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officeooo:paragraph-rsid="00159a56"/>
    </style:style>
    <style:style style:name="P12" style:family="paragraph" style:parent-style-name="Standard" style:list-style-name="L1">
      <style:paragraph-properties fo:margin-top="0in" fo:margin-bottom="0in" loext:contextual-spacing="false" fo:line-height="115%" fo:text-align="start" style:justify-single-word="false" fo:break-before="page"/>
      <style:text-properties fo:font-size="16pt" officeooo:rsid="001a78fd" officeooo:paragraph-rsid="001a78fd"/>
    </style:style>
    <style:style style:name="T1" style:family="text">
      <style:text-properties officeooo:rsid="00159a56"/>
    </style:style>
    <style:style style:name="T2" style:family="text">
      <style:text-properties fo:font-size="16pt" officeooo:rsid="0013d04d"/>
    </style:style>
    <style:style style:name="T3" style:family="text">
      <style:text-properties fo:font-size="16pt" officeooo:rsid="00159a56"/>
    </style:style>
    <style:style style:name="T4" style:family="text">
      <style:text-properties officeooo:rsid="001cb120"/>
    </style:style>
    <style:style style:name="T5" style:family="text">
      <style:text-properties fo:font-weight="bold" officeooo:rsid="001cb12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enue Models</text:p>
      <text:p text:style-name="P1"/>
      <text:list xml:id="list33503195676601410" text:style-name="L1">
        <text:list-item>
          <text:p text:style-name="P2">Method 1 – <text:span text:style-name="T1">Providing </text:span>Independent Non-Profit Self-supportive Website <text:span text:style-name="T1">Only</text:span></text:p>
          <text:list>
            <text:list-item>
              <text:p text:style-name="P10"><text:span text:style-name="T2">Revenue Channel – Sponsors</text:span></text:p>
              <text:list>
                <text:list-item>
                  <text:p text:style-name="P11"><text:span text:style-name="T3">Sports Equipment Retail Shops – as a fee for their product advertisements on our website</text:span></text:p>
                  <text:list>
                    <text:list-header>
                      <text:p text:style-name="P3">-<text:tab/>Issues/ Challenges </text:p>
                      <text:list>
                        <text:list-item>
                          <text:list>
                            <text:list-item>
                              <text:p text:style-name="P4">Effective Advertisements payoff, huge Viewer Market required for an Ad to be Effective.</text:p>
                              <text:p text:style-name="P4"/>
                            </text:list-item>
                            <text:list-item>
                              <text:p text:style-name="P4">It’ll take about 3 successful Events in one Year to become known to all Teams. (Integrating additional/similar features into website)</text:p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  <text:list-item>
                  <text:p text:style-name="P4">Funding from Teams, on won matches arranged via this website</text:p>
                  <text:list>
                    <text:list-header>
                      <text:p text:style-name="P4">-<text:tab/>Issues/ Challenges</text:p>
                      <text:list>
                        <text:list-item>
                          <text:list>
                            <text:list-item>
                              <text:p text:style-name="P5">The whole point of this website is to eliminate all unnecessary cost for cricketers, that includes paying an unknown website a considerable amount that they hard earned.</text:p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list xml:id="list234343486141985" text:continue-numbering="true" text:style-name="L1">
        <text:list-item>
          <text:p text:style-name="P12">Method 2 – Independent Website &amp; Profit from Event Organizing</text:p>
        </text:list-item>
      </text:list>
      <text:p text:style-name="P7"/>
      <text:list xml:id="list2183377513644076375" text:style-name="L2">
        <text:list-item>
          <text:p text:style-name="P8">Revenue Channel</text:p>
          <text:list>
            <text:list-item>
              <text:p text:style-name="P8"><text:span text:style-name="T5">Tournament Payouts </text:span><text:span text:style-name="T4">– Tournament Organizing will be done by the original development team of the website. Twice in a year, the significant tournament will be arranged by team &amp; entrance fee will be collected by the team &amp; about 55% of the fee will be given to Winners, rest of the collection will be collected by team for website maintenance.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2:13:35.539798516</meta:creation-date>
    <dc:date>2018-08-05T23:43:42.806274554</dc:date>
    <meta:editing-duration>PT16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184" meta:character-count="1126" meta:non-whitespace-character-count="960"/>
  </office:meta>
</office:document-meta>
</file>